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1d1874" officeooo:paragraph-rsid="001d18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s Raca:</text:p>
      <text:p text:style-name="P1"><text:s text:c="2"/>def __init__(Self, pontos, nome):</text:p>
      <text:p text:style-name="P1"><text:tab/>self…..</text:p>
      <text:p text:style-name="P1"><text:s text:c="11"/>self.tipo = npme</text:p>
      <text:p text:style-name="P1"/>
      <text:p text:style-name="P1">@property.</text:p>
      <text:p text:style-name="P1"/>
      <text:p text:style-name="P1">@propery</text:p>
      <text:p text:style-name="P1"/>
      <text:p text:style-name="P1">;// Factory</text:p>
      <text:p text:style-name="P1"><text:s text:c="3"/>@staticmethod</text:p>
      <text:p text:style-name="P1"><text:s text:c="3"/>def criarHumano():</text:p>
      <text:p text:style-name="P1"><text:tab/>return Raca(30, “humano”)</text:p>
      <text:p text:style-name="P1"/>
      <text:p text:style-name="P1"><text:s text:c="3"/>@staticmethod</text:p>
      <text:p text:style-name="P1"><text:s text:c="3"/>def criarElfo():</text:p>
      <text:p text:style-name="P1"><text:tab/>return Raca(560)</text:p>
      <text:p text:style-name="P1"/>
      <text:p text:style-name="P1"/>
      <text:p text:style-name="P1"/>
      <text:p text:style-name="P1">H = Raca.criariHumano(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0T09:10:51.033864373</meta:creation-date>
    <dc:date>2019-11-20T09:40:46.510360644</dc:date>
    <meta:editing-duration>PT19M45S</meta:editing-duration>
    <meta:editing-cycles>1</meta:editing-cycles>
    <meta:document-statistic meta:table-count="0" meta:image-count="0" meta:object-count="0" meta:page-count="1" meta:paragraph-count="14" meta:word-count="28" meta:character-count="248" meta:non-whitespace-character-count="206"/>
    <meta:generator>LibreOffice/5.1.6.2$Linux_X86_64 LibreOffice_project/10m0$Build-2</meta:generator>
  </office:meta>
</office:document-meta>
</file>